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WWNum1"/>
    <style:style style:name="P2" style:family="paragraph" style:parent-style-name="Standard" style:list-style-name="WWNum2"/>
    <style:style style:name="P3" style:family="paragraph" style:parent-style-name="Standard" style:list-style-name="WWNum3"/>
    <style:style style:name="P4" style:family="paragraph" style:parent-style-name="Heading_20_1" style:master-page-name="Standard">
      <style:paragraph-properties fo:text-align="center" style:justify-single-word="false" style:page-number="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bookmark text:name="_w11lb1q5vn6t"/>Backend task - junior - Player wallet app</text:h>
      <text:h text:style-name="Heading_20_1" text:outline-level="1"><text:bookmark text:name="_upthqy1b685w"/>Description</text:h>
      <text:p text:style-name="Standard">The task is to build a backend wallet application that stores balances for players and allows deposits and withdrawals. The application should be stateless and expose a REST API. </text:p>
      <text:h text:style-name="Heading_20_1" text:outline-level="1"><text:bookmark text:name="_uey8rgi13nyx"/>Requirements</text:h>
      <text:h text:style-name="Heading_20_2" text:outline-level="2"><text:bookmark text:name="_nf3nzk517df1"/>Functionality</text:h>
      <text:list xml:id="list2390759538" text:style-name="WWNum1">
        <text:list-item>
          <text:p text:style-name="P1">The application must be stateless</text:p>
        </text:list-item>
        <text:list-item>
          <text:p text:style-name="P1">API methods:</text:p>
          <text:list>
            <text:list-item>
              <text:p text:style-name="P1">POST /wallet:</text:p>
              <text:list>
                <text:list-item>
                  <text:p text:style-name="P1">API call that creates a wallet for a player</text:p>
                </text:list-item>
                <text:list-item>
                  <text:p text:style-name="P1">a separate player table is not required</text:p>
                </text:list-item>
                <text:list-item>
                  <text:p text:style-name="P1">a player can only have a single wallet</text:p>
                </text:list-item>
                <text:list-item>
                  <text:p text:style-name="P1">Request should include datetime, starting amount, playerId,</text:p>
                </text:list-item>
                <text:list-item>
                  <text:p text:style-name="P1">Should also store a transaction entry</text:p>
                </text:list-item>
              </text:list>
            </text:list-item>
            <text:list-item>
              <text:p text:style-name="P1">POST /withdraw:</text:p>
              <text:list>
                <text:list-item>
                  <text:p text:style-name="P1">API call that creates a withdraw transaction</text:p>
                </text:list-item>
                <text:list-item>
                  <text:p text:style-name="P1">Takes funds from player wallet</text:p>
                </text:list-item>
                <text:list-item>
                  <text:p text:style-name="P1">Request should include time, playerId, amount to withdraw</text:p>
                </text:list-item>
                <text:list-item>
                  <text:p text:style-name="P1">Database entry should include balance before or after the transaction</text:p>
                </text:list-item>
              </text:list>
            </text:list-item>
            <text:list-item>
              <text:p text:style-name="P1">POST /deposit:</text:p>
              <text:list>
                <text:list-item>
                  <text:p text:style-name="P1">API call that creates a deposit transaction</text:p>
                </text:list-item>
                <text:list-item>
                  <text:p text:style-name="P1">gives funds to the player wallet</text:p>
                </text:list-item>
                <text:list-item>
                  <text:p text:style-name="P1">Request should include time, playerId, amount to deposit,</text:p>
                </text:list-item>
                <text:list-item>
                  <text:p text:style-name="P1">Database entry should include balance before or after the transaction</text:p>
                </text:list-item>
              </text:list>
            </text:list-item>
            <text:list-item>
              <text:p text:style-name="P1">GET /history:</text:p>
              <text:list>
                <text:list-item>
                  <text:p text:style-name="P1">Api call that returns entire transaction history for player,</text:p>
                </text:list-item>
                <text:list-item>
                  <text:p text:style-name="P1">Possible improvements include paging arguments in the request</text:p>
                </text:list-item>
              </text:list>
            </text:list-item>
          </text:list>
        </text:list-item>
        <text:list-item>
          <text:p text:style-name="P1">DB:</text:p>
          <text:list>
            <text:list-item>
              <text:p text:style-name="P1">Wallet table</text:p>
            </text:list-item>
            <text:list-item>
              <text:p text:style-name="P1">Transaction table</text:p>
            </text:list-item>
            <text:list-item>
              <text:p text:style-name="P1">Transaction type table</text:p>
            </text:list-item>
          </text:list>
        </text:list-item>
      </text:list>
      <text:h text:style-name="Heading_20_2" text:outline-level="2"><text:bookmark text:name="_iy41495gahui"/>Tech stack</text:h>
      <text:list xml:id="list1696723807" text:style-name="WWNum2">
        <text:list-item>
          <text:p text:style-name="P2">App</text:p>
          <text:list>
            <text:list-item>
              <text:p text:style-name="P2"><text:soft-page-break/>Node.js - TypeScript is required, including strict compilation,</text:p>
            </text:list-item>
            <text:list-item>
              <text:p text:style-name="P2">Express.js or equivalent,</text:p>
            </text:list-item>
            <text:list-item>
              <text:p text:style-name="P2">Use of pg-promise for db client is a plus - using raw queries instead of a query builder / ORM will make it clear that you understand SQL,</text:p>
            </text:list-item>
          </text:list>
        </text:list-item>
        <text:list-item>
          <text:p text:style-name="P2">DB - PostgreSQL,</text:p>
        </text:list-item>
        <text:list-item>
          <text:p text:style-name="P2">Source control - GIT</text:p>
        </text:list-item>
      </text:list>
      <text:h text:style-name="Heading_20_1" text:outline-level="1"><text:bookmark text:name="_bwxakuu4nyfd"/>Extras</text:h>
      <text:p text:style-name="Standard">An API for player creation / authorization etc is not needed, you can keep a separate table for players if you prefer. API authorization is also not needed.</text:p>
      <text:p text:style-name="Standard"/>
      <text:p text:style-name="Standard">You can keep all amounts and transactions as integers. Extra points for decimals, to a maximum of 2 decimal places (if you decide to go this route, be sure to take care of floating point math issues).</text:p>
      <text:p text:style-name="Standard"/>
      <text:p text:style-name="Standard">The following are the main observations that will be done:</text:p>
      <text:list xml:id="list4113825093" text:style-name="WWNum3">
        <text:list-item>
          <text:p text:style-name="P3">General:</text:p>
          <text:list>
            <text:list-item>
              <text:p text:style-name="P3">readability,</text:p>
            </text:list-item>
            <text:list-item>
              <text:p text:style-name="P3">keeping things simple, not overcomplicating,</text:p>
            </text:list-item>
          </text:list>
        </text:list-item>
        <text:list-item>
          <text:p text:style-name="P3">App:</text:p>
          <text:list>
            <text:list-item>
              <text:p text:style-name="P3">structure,</text:p>
            </text:list-item>
            <text:list-item>
              <text:p text:style-name="P3">separation of business logic from the rest,</text:p>
            </text:list-item>
            <text:list-item>
              <text:p text:style-name="P3">input validation,</text:p>
            </text:list-item>
            <text:list-item>
              <text:p text:style-name="P3">logging,</text:p>
            </text:list-item>
            <text:list-item>
              <text:p text:style-name="P3">types - strict compilation should be used,</text:p>
            </text:list-item>
            <text:list-item>
              <text:p text:style-name="P3">tests - simple integration tests,</text:p>
            </text:list-item>
          </text:list>
        </text:list-item>
        <text:list-item>
          <text:p text:style-name="P3">DB:</text:p>
          <text:list>
            <text:list-item>
              <text:p text:style-name="P3">schema,</text:p>
            </text:list-item>
            <text:list-item>
              <text:p text:style-name="P3">namings,</text:p>
            </text:list-item>
            <text:list-item>
              <text:p text:style-name="P3">queries,</text:p>
            </text:list-item>
          </text:list>
        </text:list-item>
        <text:list-item>
          <text:p text:style-name="P3">Source control:</text:p>
          <text:list>
            <text:list-item>
              <text:p text:style-name="P3">branching strategy,</text:p>
            </text:list-item>
            <text:list-item>
              <text:p text:style-name="P3">separation of features into tasks,</text:p>
            </text:list-item>
            <text:list-item>
              <text:p text:style-name="P3">commit messages,</text:p>
            </text:list-item>
          </text:list>
        </text:list-item>
      </text:list>
      <text:p text:style-name="Standard"/>
      <text:p text:style-name="Standard">An extra check will be done if the application supports concurrent transactions.</text:p>
      <text:p text:style-name="Standard">Do not consider the observations as “requirements”, more like things to consider.</text:p>
      <text:p text:style-name="Standard"/>
      <text:p text:style-name="Standard">A GIT repo should be provided that includes the source code, any extra scripts to set up the database, a README with an overview (short description of the observables above will greatly speed things up).</text:p>
      <text:p text:style-name="Standard"><text:soft-page-break/>As noted, keep things simple, any frontend / gui, complicated setup, overuse of libraries etc. is not required, will not provide any extra points, and will just slow down the process. There is no need to rush, feel free to ask any questions (at saso@gamanza.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sl" style:country-asian="SI"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sl" style:country-asian="SI"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1665in" fo:margin-bottom="0.0555in"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in" fo:margin-bottom="0.222in" loext:contextual-spacing="false" fo:keep-together="always" fo:keep-with-next="always"/>
      <style:text-properties fo:color="#666666" fo:font-size="15pt" style:font-size-asian="15pt" style:font-size-complex="15p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t</meta:initial-creator>
    <dc:creator>Uporabnik</dc:creator>
    <meta:editing-cycles>4</meta:editing-cycles>
    <meta:creation-date>2020-04-14T14:37:00</meta:creation-date>
    <dc:date>2020-04-14T14:39:00</dc:date>
    <meta:editing-duration>PT2M</meta:editing-duration>
    <meta:generator>LibreOffice/6.0.7.3$Linux_X86_64 LibreOffice_project/00m0$Build-3</meta:generator>
    <meta:document-statistic meta:table-count="0" meta:image-count="0" meta:object-count="0" meta:page-count="3" meta:paragraph-count="63" meta:word-count="502" meta:character-count="2850" meta:non-whitespace-character-count="245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